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Énfasis" style:family="text">
      <style:text-properties style:font-name="Calibri" style:font-name-complex="Calibri" fo:font-style="normal" style:font-style-asian="normal" fo:font-size="14pt" style:font-size-asian="14pt" style:font-size-complex="14pt" fo:background-color="#FFFF00" fo:language="en" fo:country="US"/>
    </style:style>
    <style:style style:name="P3" style:parent-style-name="Standard" style:family="paragraph">
      <style:paragraph-properties fo:text-align="end"/>
      <style:text-properties style:font-name="Calibri" style:font-name-complex="Calibri" fo:font-weight="bold" style:font-weight-asian="bold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 fo:font-weight="bold" style:font-weight-asian="bold"/>
    </style:style>
    <style:style style:name="P7" style:parent-style-name="Standard" style:family="paragraph">
      <style:text-properties style:font-name="Calibri" style:font-name-complex="Calibri" fo:font-weight="bold" style:font-weight-asian="bold"/>
    </style:style>
    <style:style style:name="P8" style:parent-style-name="Standard" style:family="paragraph">
      <style:text-properties style:font-name="Calibri" style:font-name-complex="Calibri" fo:font-weight="bold" style:font-weight-asian="bold"/>
    </style:style>
    <style:style style:name="P9" style:parent-style-name="Standard" style:family="paragraph">
      <style:text-properties style:font-name="Calibri" style:font-name-complex="Calibri" fo:font-weight="bold" style:font-weight-asian="bold"/>
    </style:style>
    <style:style style:name="P10" style:parent-style-name="Standard" style:family="paragraph">
      <style:text-properties style:font-name="Calibri" style:font-name-complex="Calibri" fo:font-weight="bold" style:font-weight-asian="bold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 fo:font-weight="bold" style:font-weight-asian="bold"/>
    </style:style>
    <style:style style:name="P13" style:parent-style-name="Standard" style:family="paragraph">
      <style:text-properties style:font-name="Calibri" style:font-name-complex="Calibri" fo:font-weight="bold" style:font-weight-asian="bold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 fo:font-weight="bold" style:font-weight-asian="bold"/>
    </style:style>
    <style:style style:name="P16" style:parent-style-name="Standard" style:family="paragraph">
      <style:text-properties style:font-name="Calibri" style:font-name-complex="Calibri" fo:font-weight="bold" style:font-weight-asian="bold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 fo:font-weight="bold" style:font-weight-asian="bold"/>
    </style:style>
    <style:style style:name="P19" style:parent-style-name="Standard" style:family="paragraph">
      <style:text-properties style:font-name="Calibri" style:font-name-complex="Calibri" fo:font-weight="bold" style:font-weight-asian="bold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 fo:font-weight="bold" style:font-weight-asian="bold"/>
    </style:style>
    <style:style style:name="P22" style:parent-style-name="Standard" style:family="paragraph">
      <style:text-properties style:font-name="Calibri" style:font-name-complex="Calibri" fo:font-weight="bold" style:font-weight-asian="bold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 fo:font-weight="bold" style:font-weight-asian="bold"/>
    </style:style>
    <style:style style:name="P25" style:parent-style-name="Standard" style:family="paragraph">
      <style:text-properties style:font-name="Calibri" style:font-name-complex="Calibri" fo:font-weight="bold" style:font-weight-asian="bold"/>
    </style:style>
    <style:style style:name="P26" style:parent-style-name="Standard" style:family="paragraph">
      <style:text-properties style:font-name="Calibri" style:font-name-complex="Calibri" fo:font-weight="bold" style:font-weight-asian="bold"/>
    </style:style>
    <style:style style:name="P27" style:parent-style-name="Standard" style:family="paragraph">
      <style:text-properties style:font-name="Calibri" style:font-name-complex="Calibri"/>
    </style:style>
    <style:style style:name="P28" style:parent-style-name="Standard" style:family="paragraph">
      <style:text-properties style:font-name="Calibri" style:font-name-complex="Calibri" fo:font-weight="bold" style:font-weight-asian="bold"/>
    </style:style>
    <style:style style:name="P29" style:parent-style-name="Standard" style:family="paragraph">
      <style:text-properties style:font-name="Calibri" style:font-name-complex="Calibri" fo:font-weight="bold" style:font-weight-asian="bold"/>
    </style:style>
    <style:style style:name="P30" style:parent-style-name="Standard" style:family="paragraph">
      <style:text-properties style:font-name="Calibri" style:font-name-complex="Calibri"/>
    </style:style>
    <style:style style:name="P31" style:parent-style-name="Standard" style:family="paragraph">
      <style:text-properties style:font-name="Calibri" style:font-name-complex="Calibri" fo:font-weight="bold" style:font-weight-asian="bold"/>
    </style:style>
    <style:style style:name="P32" style:parent-style-name="Standard" style:family="paragraph">
      <style:text-properties style:font-name="Calibri" style:font-name-complex="Calibri" fo:font-weight="bold" style:font-weight-asian="bold"/>
    </style:style>
    <style:style style:name="P33" style:parent-style-name="Standard" style:family="paragraph">
      <style:text-properties style:font-name="Calibri" style:font-name-complex="Calibri" fo:font-weight="bold" style:font-weight-asian="bold"/>
    </style:style>
    <style:style style:name="P34" style:parent-style-name="Standard" style:family="paragraph">
      <style:text-properties style:font-name="Calibri" style:font-name-complex="Calibri"/>
    </style:style>
    <style:style style:name="P35" style:parent-style-name="Standard" style:family="paragraph">
      <style:text-properties style:font-name="Calibri" style:font-name-complex="Calibri" fo:font-weight="bold" style:font-weight-asian="bold"/>
    </style:style>
    <style:style style:name="P36" style:parent-style-name="Standard" style:family="paragraph">
      <style:text-properties style:font-name="Calibri" style:font-name-complex="Calibri" fo:font-weight="bold" style:font-weight-asian="bold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 fo:font-weight="bold" style:font-weight-asian="bold"/>
    </style:style>
    <style:style style:name="P39" style:parent-style-name="Standard" style:family="paragraph">
      <style:text-properties style:font-name="Calibri" style:font-name-complex="Calibri" fo:font-weight="bold" style:font-weight-asian="bold"/>
    </style:style>
    <style:style style:name="P40" style:parent-style-name="Standard" style:family="paragraph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 fo:font-weight="bold" style:font-weight-asian="bold"/>
    </style:style>
    <style:style style:name="P42" style:parent-style-name="Standard" style:family="paragraph">
      <style:text-properties style:font-name="Calibri" style:font-name-complex="Calibri" fo:font-weight="bold" style:font-weight-asian="bold"/>
    </style:style>
    <style:style style:name="P43" style:parent-style-name="Standard" style:family="paragraph">
      <style:text-properties style:font-name="Calibri" style:font-name-complex="Calibri" fo:font-weight="bold" style:font-weight-asian="bold"/>
    </style:style>
    <style:style style:name="P44" style:parent-style-name="Standard" style:family="paragraph">
      <style:text-properties style:font-name="Calibri" style:font-name-complex="Calibri"/>
    </style:style>
    <style:style style:name="T45" style:parent-style-name="Fuentedepárrafopredeter." style:family="text">
      <style:text-properties style:font-name="Calibri" style:font-name-complex="Calibri" fo:font-weight="bold" style:font-weight-asian="bold"/>
    </style:style>
    <style:style style:name="T46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47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48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49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P50" style:parent-style-name="Standard" style:family="paragraph">
      <style:text-properties style:font-name="Calibri" style:font-name-complex="Calibri"/>
    </style:style>
    <style:style style:name="T51" style:parent-style-name="Fuentedepárrafopredeter." style:family="text">
      <style:text-properties style:font-name="Calibri" style:font-name-complex="Calibri" fo:font-weight="bold" style:font-weight-asian="bold"/>
    </style:style>
    <style:style style:name="T52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53" style:parent-style-name="Fuentedepárrafopredeter." style:family="text">
      <style:text-properties style:font-name="Calibri" style:font-name-complex="Calibri" fo:color="#000000" style:letter-kerning="false"/>
    </style:style>
    <style:style style:name="T54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55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P56" style:parent-style-name="Standard" style:family="paragraph">
      <style:text-properties style:font-name="Calibri" style:font-name-complex="Calibri"/>
    </style:style>
    <style:style style:name="T57" style:parent-style-name="Fuentedepárrafopredeter." style:family="text">
      <style:text-properties style:font-name="Calibri" style:font-name-complex="Calibri" fo:font-weight="bold" style:font-weight-asian="bold"/>
    </style:style>
    <style:style style:name="T58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59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T60" style:parent-style-name="Fuentedepárrafopredeter." style:family="text">
      <style:text-properties style:font-name="Calibri" style:font-name-complex="Calibri" fo:font-weight="bold" style:font-weight-asian="bold"/>
    </style:style>
    <style:style style:name="P61" style:parent-style-name="Standard" style:family="paragraph">
      <style:text-properties style:font-name="Calibri" style:font-name-complex="Calibri"/>
    </style:style>
    <style:style style:name="T62" style:parent-style-name="Fuentedepárrafopredeter." style:family="text">
      <style:text-properties style:font-name="Calibri" style:font-name-complex="Calibri" fo:font-weight="bold" style:font-weight-asian="bold"/>
    </style:style>
    <style:style style:name="T63" style:parent-style-name="Fuentedepárrafopredeter." style:family="text">
      <style:text-properties style:font-name="Calibri" style:font-name-complex="Calibri" fo:font-weight="bold" style:font-weight-asian="bold" fo:color="#000000" style:letter-kerning="false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NormalWeb" style:family="paragraph">
      <style:paragraph-properties fo:margin-top="0in" fo:margin-bottom="0in"/>
    </style:style>
    <style:style style:name="T67" style:parent-style-name="Fuentedepárrafopredeter." style:family="text">
      <style:text-properties style:font-name="Calibri" style:font-name-complex="Calibri" fo:font-weight="bold" style:font-weight-asian="bold"/>
    </style:style>
    <style:style style:name="T68" style:parent-style-name="Fuentedepárrafopredeter." style:family="text">
      <style:text-properties style:font-name="Calibri" style:font-name-complex="Calibri" fo:font-weight="bold" style:font-weight-asian="bold" fo:language="en" fo:country="GB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 fo:font-weight="bold" style:font-weight-asian="bold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 fo:font-weight="bold" style:font-weight-asian="bold"/>
    </style:style>
    <style:style style:name="P75" style:parent-style-name="Standard" style:family="paragraph">
      <style:text-properties style:font-name="Calibri" style:font-name-complex="Calibri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<text:span text:style-name="T2">Actividad U10A1</text:span></text:p>
      <text:p text:style-name="P3">Nombre: Emiliano Montesdeoca del Puerto</text:p>
      <text:p text:style-name="P4"/>
      <text:p text:style-name="P5">1.- Crear los usuarios (boy , girl , Juan y Lolo) con contraseña</text:p>
      <text:p text:style-name="P6"># adduser boy</text:p>
      <text:p text:style-name="P7"># adduser girl</text:p>
      <text:p text:style-name="P8"># adduser Juan</text:p>
      <text:p text:style-name="P9"># adduser Lolo</text:p>
      <text:p text:style-name="P10"/>
      <text:p text:style-name="P11">2.- Inhabilitar el usuario Juan.</text:p>
      <text:p text:style-name="P12"># passwd -l Juan</text:p>
      <text:p text:style-name="P13"/>
      <text:p text:style-name="P14">3.- Quitar la contraseña a boy .</text:p>
      <text:p text:style-name="P15"># passwd -d boy</text:p>
      <text:p text:style-name="P16"/>
      <text:p text:style-name="P17">4.- Indicar el registro que ha generado el usuario girl <text:s/>en /etc/passwd</text:p>
      <text:p text:style-name="P18"># cat /etc/passwd |grep “girl”</text:p>
      <text:p text:style-name="P19"/>
      <text:p text:style-name="P20">5.- Eliminar a Lolo</text:p>
      <text:p text:style-name="P21"># userdel Lolo</text:p>
      <text:p text:style-name="P22"/>
      <text:p text:style-name="P23">6.- Coloca al<text:s/>usuario Juan en el grupo de boy sin utilizar comandos.</text:p>
      <text:p text:style-name="P24"># nano /etc/group -&gt; cambiar el grupo a boy</text:p>
      <text:p text:style-name="P25"># nano /etc/passwd -&gt; cambiar el numero de grupo al de boy</text:p>
      <text:p text:style-name="P26"/>
      <text:p text:style-name="P27">7.- Coloca una nueva contraseña para boy siendo dicho usuario</text:p>
      <text:p text:style-name="P28">Boy$ passwd</text:p>
      <text:p text:style-name="P29"/>
      <text:p text:style-name="P30">8.- Indica cual es el<text:s/>identificador (UID) y el del grupo (GID) del usuario girl</text:p>
      <text:p text:style-name="P31">Para ver el UID -&gt; Id -u girl</text:p>
      <text:p text:style-name="P32">Para ver el GID -&gt; Id -g girl</text:p>
      <text:p text:style-name="P33"/>
      <text:p text:style-name="P34">9.- Devolver al usuario Juan a su grupo utilizando comando .</text:p>
      <text:p text:style-name="P35"># usermod juan -g juan<text:s/></text:p>
      <text:p text:style-name="P36"/>
      <text:p text:style-name="P37">10.- Indica cómo puedes cambiar la ruta de trabajo<text:s/>del usuario Juan, manipulando los ficheros .</text:p>
      <text:p text:style-name="P38">Ir a /etc/passwd y cambiar el grupo, automáticamente cambia la ruta de trabajo</text:p>
      <text:p text:style-name="P39"/>
      <text:p text:style-name="P40">11.- Eliminar el usuario Juan y su ruta de trabajo.</text:p>
      <text:p text:style-name="P41"># userdel Juan</text:p>
      <text:p text:style-name="P42"># rm -rf /home/Juan</text:p>
      <text:p text:style-name="P43"/>
      <text:p text:style-name="P44">12.- Comprime el contenido del<text:s/>subdirectorio /tmp y almacénalo en la ruta de pepe como copiatmp</text:p>
      <text:p text:style-name="Standard"><text:span text:style-name="T45">#</text:span><text:span text:style-name="T46"><text:s/>tar -czf<text:s/></text:span><text:bookmark-start text:name="_Hlk482618737"/><text:span text:style-name="T47">/home/pepe/copiatemp</text:span><text:bookmark-end text:name="_Hlk482618737"/><text:span text:style-name="T48">.tar.gz /tmp</text:span><text:span text:style-name="T49"><text:line-break/></text:span></text:p>
      <text:p text:style-name="P50">13.- Descomprime el fichero anterior copiatmp en la ruta pepe.</text:p>
      <text:p text:style-name="Standard"><text:span text:style-name="T51">#<text:s/></text:span><text:span text:style-name="T52">tar -xzvf</text:span><text:span text:style-name="T53"><text:s/></text:span><text:span text:style-name="T54">/home/pepe/copiatemp.tar</text:span><text:span text:style-name="T55"><text:line-break/></text:span></text:p>
      <text:soft-page-break/>
      <text:p text:style-name="P56">14.- Comprime de la ruta de pepe los ficheros<text:s/>f1 y f2</text:p>
      <text:p text:style-name="Standard"><text:span text:style-name="T57">#</text:span><text:span text:style-name="T58"><text:s/>tar -czfv /home/pepe/archivos.tar.gz /home/pepe/f1 /home/pepe/f2</text:span><text:span text:style-name="T59"><text:line-break/></text:span><text:span text:style-name="T60"><text:s/></text:span></text:p>
      <text:p text:style-name="P61">15.- Realizar <text:s/>una copia de seguridad del sub. /tmp <text:s/>y dejarla en el sub. de root.</text:p>
      <text:p text:style-name="Standard"><text:span text:style-name="T62">#<text:s/></text:span><text:span text:style-name="T63">tar -czfv /copia.tar.gz /tmp</text:span></text:p>
      <text:p text:style-name="P64"/>
      <text:p text:style-name="P65">16.- Clona la primera partición del segundo disco en la segunda<text:s/>partición del tercer disco.(crea 2 disco de 4 Gb y cada uno con dos particiones de <text:s/>2 Gb)</text:p>
      <text:p text:style-name="P66"><text:span text:style-name="T67">#<text:s/></text:span><text:span text:style-name="T68">dd if=/dev/sdb1 of=/dev/sdc2 bs=1M<text:s/></text:span></text:p>
      <text:p text:style-name="P69"/>
      <text:p text:style-name="P70">17.- Guardar en el fichero “Paquetes” el nombre de los paquetes instalados en tu equipo.</text:p>
      <text:p text:style-name="P71"># apt-cache pkgnames &gt; paquetes</text:p>
      <text:p text:style-name="P72"/>
      <text:p text:style-name="P73">18.-Instala un juego.</text:p>
      <text:p text:style-name="P74"># Apt-get install gltron</text:p>
      <text:p text:style-name="P75"/>
      <text:p text:style-name="P76"/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fo:widows="2" fo:orphans="2" style:vertical-align="auto" fo:margin-top="0.1041in" fo:margin-bottom="0.1041in"/>
      <style:text-properties style:font-name="Times New Roman" style:font-name-asian="Times New Roman" style:font-name-complex="Times New Roman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iliano Montesdeoca del Puerto</meta:initial-creator>
    <dc:creator>Emiliano Montesdeoca del Puerto</dc:creator>
    <meta:creation-date>2017-05-15T12:34:00Z</meta:creation-date>
    <dc:date>2017-05-24T11:09:00Z</dc:date>
    <meta:template xlink:href="Normal.dotm" xlink:type="simple"/>
    <meta:editing-cycles>8</meta:editing-cycles>
    <meta:editing-duration>PT5460S</meta:editing-duration>
    <meta:document-statistic meta:page-count="2" meta:paragraph-count="4" meta:word-count="308" meta:character-count="2004" meta:row-count="14" meta:non-whitespace-character-count="1700"/>
  </office:meta>
</office:document-meta>
</file>